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none" officeooo:rsid="0005fb27" officeooo:paragraph-rsid="000464bf"/>
    </style:style>
    <style:style style:name="P2" style:family="paragraph" style:parent-style-name="Heading_20_3">
      <style:text-properties style:text-underline-style="none" officeooo:rsid="0005fb27"/>
    </style:style>
    <style:style style:name="P3" style:family="paragraph" style:parent-style-name="Horizontal_20_Line">
      <style:text-properties style:font-name="Calibri" fo:background-color="#ffff00"/>
    </style:style>
    <style:style style:name="P4" style:family="paragraph" style:parent-style-name="Horizontal_20_Line">
      <style:text-properties style:font-name="Calibri" officeooo:paragraph-rsid="0008c052" fo:background-color="transparent"/>
    </style:style>
    <style:style style:name="P5" style:family="paragraph" style:parent-style-name="Horizontal_20_Line">
      <style:text-properties style:font-name="Calibri" fo:background-color="transparent"/>
    </style:style>
    <style:style style:name="P6" style:family="paragraph" style:parent-style-name="Horizontal_20_Line">
      <style:text-properties officeooo:paragraph-rsid="0008c052" fo:background-color="transparent"/>
    </style:style>
    <style:style style:name="P7" style:family="paragraph" style:parent-style-name="Text_20_body">
      <style:text-properties officeooo:paragraph-rsid="00094f9e"/>
    </style:style>
    <style:style style:name="P8" style:family="paragraph" style:parent-style-name="Horizontal_20_Line">
      <style:text-properties style:font-name="Calibri" fo:background-color="transparen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>
      <style:text-properties officeooo:paragraph-rsid="000c799e"/>
    </style:style>
    <style:style style:name="P16" style:family="paragraph" style:parent-style-name="Text_20_body">
      <style:text-properties style:font-name="Calibri" fo:font-size="12pt" fo:background-color="transparent" style:font-size-asian="12pt" style:font-size-complex="12pt"/>
    </style:style>
    <style:style style:name="P17" style:family="paragraph" style:parent-style-name="Text_20_body">
      <style:text-properties style:font-name="Calibri" fo:font-size="12pt" officeooo:paragraph-rsid="000c799e" fo:background-color="transparent" style:font-size-asian="12pt" style:font-size-complex="12pt"/>
    </style:style>
    <style:style style:name="P18" style:family="paragraph" style:parent-style-name="Text_20_body" style:list-style-name="L7"/>
    <style:style style:name="P19" style:family="paragraph" style:parent-style-name="Text_20_body">
      <style:text-properties officeooo:paragraph-rsid="000e5660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7ebf1"/>
    </style:style>
    <style:style style:name="T3" style:family="text">
      <style:text-properties style:font-name="Calibri" fo:font-weight="normal" officeooo:rsid="0007ebf1" fo:background-color="transparent" loext:char-shading-value="0" style:font-weight-asian="normal" style:font-weight-complex="normal"/>
    </style:style>
    <style:style style:name="T4" style:family="text">
      <style:text-properties style:font-name="Calibri" fo:font-weight="normal" officeooo:rsid="0008c052" fo:background-color="transparent" loext:char-shading-value="0" style:font-weight-asian="normal" style:font-weight-complex="normal"/>
    </style:style>
    <style:style style:name="T5" style:family="text">
      <style:text-properties style:font-name="Calibri" fo:font-weight="normal" officeooo:rsid="000a955c" fo:background-color="transparent" loext:char-shading-value="0" style:font-weight-asian="normal" style:font-weight-complex="normal"/>
    </style:style>
    <style:style style:name="T6" style:family="text">
      <style:text-properties style:font-name="Calibri" fo:background-color="#ffff00" loext:char-shading-value="0"/>
    </style:style>
    <style:style style:name="T7" style:family="text">
      <style:text-properties style:font-name="Calibri" officeooo:rsid="0007ebf1" fo:background-color="#ffff00" loext:char-shading-value="0"/>
    </style:style>
    <style:style style:name="T8" style:family="text">
      <style:text-properties style:font-name="Calibri" officeooo:rsid="0007ebf1" fo:background-color="#ffff00" loext:char-shading-value="0"/>
    </style:style>
    <style:style style:name="T9" style:family="text">
      <style:text-properties style:font-name="Calibri" officeooo:rsid="000c799e" fo:background-color="#ffff00" loext:char-shading-value="0"/>
    </style:style>
    <style:style style:name="T10" style:family="text">
      <style:text-properties style:font-name="Calibri" officeooo:rsid="000c799e" fo:background-color="#ffff00" loext:char-shading-value="0"/>
    </style:style>
    <style:style style:name="T11" style:family="text">
      <style:text-properties style:font-name="Calibri" fo:background-color="#ffff00" loext:char-shading-value="0"/>
    </style:style>
    <style:style style:name="T12" style:family="text">
      <style:text-properties style:font-name="Calibri" fo:background-color="transparent" loext:char-shading-value="0"/>
    </style:style>
    <style:style style:name="T13" style:family="text">
      <style:text-properties style:font-name="Calibri" officeooo:rsid="0007ebf1" fo:background-color="transparent" loext:char-shading-value="0"/>
    </style:style>
    <style:style style:name="T14" style:family="text">
      <style:text-properties style:font-name="Calibri" officeooo:rsid="0008c052" fo:background-color="transparent" loext:char-shading-value="0"/>
    </style:style>
    <style:style style:name="T15" style:family="text">
      <style:text-properties style:font-name="Calibri" officeooo:rsid="000c799e" fo:background-color="transparent" loext:char-shading-value="0"/>
    </style:style>
    <style:style style:name="T16" style:family="text">
      <style:text-properties style:font-name="Calibri" officeooo:rsid="000c799e" fo:background-color="transparent" loext:char-shading-value="0"/>
    </style:style>
    <style:style style:name="T17" style:family="text">
      <style:text-properties style:font-name="Calibri" fo:background-color="transparent" loext:char-shading-value="0"/>
    </style:style>
    <style:style style:name="T18" style:family="text">
      <style:text-properties style:font-name="Calibri" officeooo:rsid="001003d9" fo:background-color="transparent" loext:char-shading-value="0"/>
    </style:style>
    <style:style style:name="T19" style:family="text">
      <style:text-properties style:font-name="Calibri" officeooo:rsid="000c799e"/>
    </style:style>
    <style:style style:name="T20" style:family="text">
      <style:text-properties style:font-name="Calibri" officeooo:rsid="000c799e"/>
    </style:style>
    <style:style style:name="T21" style:family="text">
      <style:text-properties style:font-name="Calibri"/>
    </style:style>
    <style:style style:name="T22" style:family="text">
      <style:text-properties fo:background-color="#ffff00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c799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Calibri"/>
    </style:style>
    <style:style style:name="T28" style:family="text">
      <style:text-properties style:font-name="Calibri" fo:background-color="#ffff00" loext:char-shading-value="0"/>
    </style:style>
    <style:style style:name="T29" style:family="text">
      <style:text-properties style:font-name="Calibri" fo:font-size="12pt" fo:background-color="#ffff00" loext:char-shading-value="0" style:font-size-asian="12pt" style:font-size-complex="12pt"/>
    </style:style>
    <style:style style:name="T30" style:family="text">
      <style:text-properties style:font-name="Calibri" fo:font-size="12pt" fo:background-color="#ffff00" loext:char-shading-value="0" style:font-size-asian="12pt" style:font-size-complex="12pt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style:font-name="Calibri" fo:font-size="12pt" fo:background-color="transparent" loext:char-shading-value="0" style:font-size-asian="12pt" style:font-size-complex="12pt"/>
    </style:style>
    <style:style style:name="T33" style:family="text">
      <style:text-properties style:font-name="Calibri" fo:font-size="12pt" fo:background-color="transparent" loext:char-shading-value="0" style:font-size-asian="12pt" style:font-size-complex="12pt"/>
    </style:style>
    <style:style style:name="T34" style:family="text">
      <style:text-properties style:font-name="Calibri"/>
    </style:style>
    <style:style style:name="T35" style:family="text">
      <style:text-properties style:font-name="Calibri" fo:background-color="transparent" loext:char-shading-value="0"/>
    </style:style>
    <style:style style:name="T36" style:family="text">
      <style:text-properties style:font-name="Calibri" fo:background-color="transparent" loext:char-shading-value="0"/>
    </style:style>
    <style:style style:name="T37" style:family="text">
      <style:text-properties style:font-name="Calibri" fo:font-weight="bold" fo:background-color="transparent" loext:char-shading-value="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2">Informe Alemanya</text:span></text:span></text:h>
      <text:h text:style-name="Heading_20_3" text:outline-level="3"><text:span text:style-name="Strong_20_Emphasis"><text:span text:style-name="T12">1. Visió general de les transaccions</text:span></text:span></text:h>
      <text:p text:style-name="Text_20_body"><text:span text:style-name="T12">Durant el període analitzat, s'han registrat un total de </text:span><text:span text:style-name="Strong_20_Emphasis"><text:span text:style-name="T12">118 transaccions associades a Alemanya</text:span></text:span><text:span text:style-name="T12">, de les quals:</text:span></text:p>
      <text:list text:style-name="L1">
        <text:list-item>
          <text:p text:style-name="P9"><text:span text:style-name="Strong_20_Emphasis"><text:span text:style-name="T12">111 transaccions han estat completades amb èxit</text:span></text:span><text:span text:style-name="T12">, sumant un total de </text:span><text:span text:style-name="Strong_20_Emphasis"><text:span text:style-name="T12">26.889 €</text:span></text:span><text:span text:style-name="T12">.</text:span></text:p>
        </text:list-item>
        <text:list-item>
          <text:p text:style-name="P9"><text:span text:style-name="Strong_20_Emphasis"><text:span text:style-name="T12">7 transaccions han estat rebutjades</text:span></text:span><text:span text:style-name="T12">, representant un valor potencial de </text:span><text:span text:style-name="Strong_20_Emphasis"><text:span text:style-name="T12">1.927 €</text:span></text:span><text:span text:style-name="T12"> no ingressats.</text:span></text:p>
        </text:list-item>
      </text:list>
      <text:p text:style-name="Text_20_body"><text:span text:style-name="T12">Aquestes </text:span><text:span text:style-name="Strong_20_Emphasis"><text:span text:style-name="T12">111 transaccions </text:span></text:span><text:span text:style-name="T12">posiciona Alemanya com </text:span><text:span text:style-name="Strong_20_Emphasis"><text:span text:style-name="T12">el país amb més volum d’activitat transaccional</text:span></text:span><text:span text:style-name="T12"> dins del conjunt de mercats analitzats.</text:span></text:p>
      <text:p text:style-name="Text_20_body"><text:span text:style-name="T12">Tot i això, </text:span><text:span text:style-name="Strong_20_Emphasis"><text:span text:style-name="T12">no s’ha assolit l’objectiu de mantenir un màxim de 5 transaccions rebutjades</text:span></text:span><text:span text:style-name="T12">, </text:span><text:span text:style-name="T13">i es recomana</text:span><text:span text:style-name="T12"> investigar les causes i plantejar accions correctores.</text:span></text:p>
      <text:p text:style-name="P4"/>
      <text:h text:style-name="Heading_20_3" text:outline-level="3"><text:span text:style-name="Strong_20_Emphasis"><text:span text:style-name="T17">2. Anàlisi de les vendes per any</text:span></text:span></text:h>
      <text:p text:style-name="P16">La mitjana de vendes ha sofert una davallada entre els dos anys <text:span text:style-name="T24">analitzats</text:span>:</text:p>
      <text:list text:style-name="L2">
        <text:list-item>
          <text:p text:style-name="P10"><text:span text:style-name="Strong_20_Emphasis"><text:span text:style-name="T33">Any 2021</text:span></text:span><text:span text:style-name="T33">: mitjana de </text:span><text:span text:style-name="Strong_20_Emphasis"><text:span text:style-name="T33">236 €</text:span></text:span><text:span text:style-name="T33"> per transacció.</text:span></text:p>
        </text:list-item>
        <text:list-item>
          <text:p text:style-name="P10"><text:span text:style-name="Strong_20_Emphasis"><text:span text:style-name="T33">Any 2022</text:span></text:span><text:span text:style-name="T33">: mitjana de </text:span><text:span text:style-name="Strong_20_Emphasis"><text:span text:style-name="T33">183 €</text:span></text:span><text:span text:style-name="T33"> per transacció.</text:span></text:p>
        </text:list-item>
      </text:list>
      <text:p text:style-name="P17">Cal destacar que les dades disponibles cobreixen <text:span text:style-name="T26">el</text:span><text:span text:style-name="T25"> període comprès entre març de 2021 i març de 2022,</text:span> amb l’exclusió dels mesos de març (tant de 2021 com de 2022), ja que no es disposa de la informació completa per a aquests mesos. Això implica que<text:span text:style-name="T25"> les dades del 2022 inclouen únicament gener i febrer</text:span>, mesos que —especialment gener— poden veure’s afectats per una reducció estacional de la demanda <text:span text:style-name="T24">després</text:span> <text:span text:style-name="T24">de</text:span>l període nadalenc.</text:p>
      <text:p text:style-name="P17">Dels 14 països on operen les altres companyies analitzades, 6 superen la mitjana de 200 € en ambdós anys, mentre que 5 —inclòs Alemanya— no arriben a aquest llindar el 2022.</text:p>
      <text:p text:style-name="P19"><text:span text:style-name="T17">Aquesta limitació </text:span><text:span text:style-name="Strong_20_Emphasis"><text:span text:style-name="T17">impedeix extreure conclusions robustes</text:span></text:span><text:span text:style-name="T17"> sobre l’evolució anual de les vendes en el cas </text:span><text:span text:style-name="T17">concret d’Alemanya, tot i que les dades disponibles apunten a una possible </text:span><text:span text:style-name="T37">tendència a la baixa.</text:span></text:p>
      <text:p text:style-name="Text_20_body"/>
      <text:p text:style-name="P15"><text:span text:style-name="T17"/></text:p>
      <text:p text:style-name="P8"/>
      <text:h text:style-name="Heading_20_3" text:outline-level="3"><text:span text:style-name="Strong_20_Emphasis"><text:span text:style-name="T13">3</text:span></text:span><text:span text:style-name="Strong_20_Emphasis"><text:span text:style-name="T12">. Activitat per empresa</text:span></text:span></text:h>
      <text:p text:style-name="Text_20_body"><text:span text:style-name="T12">Alemanya compta amb </text:span><text:span text:style-name="Strong_20_Emphasis"><text:span text:style-name="T12">8 empreses </text:span></text:span><text:span text:style-name="Strong_20_Emphasis"><text:span text:style-name="T14">venedores </text:span></text:span><text:span text:style-name="Strong_20_Emphasis"><text:span text:style-name="T12">actives </text:span></text:span><text:span text:style-name="Strong_20_Emphasis"><text:span text:style-name="T3">de les</text:span></text:span><text:span text:style-name="T12"> </text:span><text:span text:style-name="Strong_20_Emphasis"><text:span text:style-name="T12">100 companyies en funcionament</text:span></text:span><text:span text:style-name="T12">. No obstant això, l’activitat està </text:span><text:span text:style-name="Strong_20_Emphasis"><text:span text:style-name="T12">altament concentrada en una sola empresa</text:span></text:span><text:span text:style-name="T12">:</text:span></text:p>
      <text:list text:style-name="L3">
        <text:list-item>
          <text:p text:style-name="P11"><text:span text:style-name="Strong_20_Emphasis"><text:span text:style-name="T12">Nunc Interdum Incorporated</text:span></text:span><text:span text:style-name="T12"> ha realitzat </text:span><text:span text:style-name="Strong_20_Emphasis"><text:span text:style-name="T12">104 de les 111 transaccions</text:span></text:span><text:span text:style-name="T12"> </text:span><text:span text:style-name="T13">realitzades</text:span><text:span text:style-name="T12">.</text:span></text:p>
        </text:list-item>
        <text:list-item>
          <text:p text:style-name="P11"><text:soft-page-break/><text:span text:style-name="T12">Les altres </text:span><text:span text:style-name="Strong_20_Emphasis"><text:span text:style-name="T12">7 empreses han fet una única transacció cadascuna</text:span></text:span><text:span text:style-name="T12">.</text:span></text:p>
        </text:list-item>
      </text:list>
      <text:p text:style-name="Text_20_body"><text:span text:style-name="T12">Aquesta concentració indica </text:span><text:span text:style-name="Strong_20_Emphasis"><text:span text:style-name="T12">una forta dependència d’un</text:span></text:span><text:span text:style-name="Strong_20_Emphasis"><text:span text:style-name="T14">a</text:span></text:span><text:span text:style-name="Strong_20_Emphasis"><text:span text:style-name="T12"> sol</text:span></text:span><text:span text:style-name="Strong_20_Emphasis"><text:span text:style-name="T14">a</text:span></text:span><text:span text:style-name="Strong_20_Emphasis"><text:span text:style-name="T12"> </text:span></text:span><text:span text:style-name="Strong_20_Emphasis"><text:span text:style-name="T14">empresa venedora alemanya</text:span></text:span><text:span text:style-name="T12">, fet que pot suposar un risc operatiu si no es diversifica la base d'empreses </text:span><text:span text:style-name="T14">que ofereixen productes en </text:span><text:span text:style-name="T12">el mercat alemany.</text:span></text:p>
      <text:p text:style-name="P6"/>
      <text:h text:style-name="Heading_20_3" text:outline-level="3"><text:span text:style-name="Strong_20_Emphasis"><text:span text:style-name="T13">4</text:span></text:span><text:span text:style-name="Strong_20_Emphasis"><text:span text:style-name="T12">. Origen dels usuaris i comportament per mercat</text:span></text:span></text:h>
      <text:p text:style-name="Text_20_body"><text:span text:style-name="T14">Hi ha</text:span><text:span text:style-name="T12"> </text:span><text:span text:style-name="Strong_20_Emphasis"><text:span text:style-name="T12">76 usuaris </text:span></text:span><text:span text:style-name="Strong_20_Emphasis"><text:span text:style-name="T14">que </text:span></text:span><text:span text:style-name="Strong_20_Emphasis"><text:span text:style-name="T12">han realitzat compres a empreses d’Alemanya</text:span></text:span><text:span text:style-name="T12">:</text:span></text:p>
      <text:list text:style-name="L4">
        <text:list-item>
          <text:p text:style-name="P12"><text:span text:style-name="Strong_20_Emphasis"><text:span text:style-name="T12">3 usuaris han tingut almenys una transacció rebutjada</text:span></text:span><text:span text:style-name="T12">.</text:span></text:p>
        </text:list-item>
        <text:list-item>
          <text:p text:style-name="P12"><text:span text:style-name="Strong_20_Emphasis"><text:span text:style-name="T12">2 usuaris han tingut dues o més transaccions rebutjades durant l’any 2021</text:span></text:span><text:span text:style-name="T12">.</text:span></text:p>
        </text:list-item>
      </text:list>
      <text:p text:style-name="P7"><text:span text:style-name="T12">Aquestes dades poden ser útils per </text:span><text:span text:style-name="Strong_20_Emphasis"><text:span text:style-name="T12">identificar usuaris amb incidències recurrents</text:span></text:span><text:span text:style-name="T12">, i per investigar si aquestes es concentren en certs perfils o períodes concrets.</text:span></text:p>
      <text:p text:style-name="P3"/>
      <text:h text:style-name="Heading_20_3" text:outline-level="3"><text:span text:style-name="Strong_20_Emphasis"><text:span text:style-name="T14">5</text:span></text:span><text:span text:style-name="Strong_20_Emphasis"><text:span text:style-name="T12">. Temporada i fluctuacions mensuals</text:span></text:span></text:h>
      <text:p text:style-name="Text_20_body"><text:span text:style-name="T12">A nivell general, </text:span><text:span text:style-name="Strong_20_Emphasis"><text:span text:style-name="T12">novembre i gener són els mesos amb menor rendiment</text:span></text:span><text:span text:style-name="T12">.</text:span></text:p>
      <text:p text:style-name="Text_20_body"><text:span text:style-name="T12">Tanmateix, </text:span><text:span text:style-name="Strong_20_Emphasis"><text:span text:style-name="T12">Alemanya presenta una anomalia destacable: el mes de juliol mostra una caiguda molt significativa en el nombre o volum de transaccions</text:span></text:span><text:span text:style-name="T12">. Caldria analitzar si això respon a l’estacionalitat del mercat (vacances d’estiu, períodes de tancament d’empreses, etc.) o a factors puntuals </text:span><text:span text:style-name="T18">o locals</text:span><text:span text:style-name="T12"> que podrien repetir-se.</text:span></text:p>
      <text:p text:style-name="P5"/>
      <text:h text:style-name="Heading_20_3" text:outline-level="3"><text:span text:style-name="Strong_20_Emphasis"><text:span text:style-name="T12">Conclusions principals</text:span></text:span></text:h>
      <text:list text:style-name="L5">
        <text:list-item>
          <text:p text:style-name="P13"><text:span text:style-name="Strong_20_Emphasis"><text:span text:style-name="T12">Alemanya és el país amb més activitat transaccional</text:span></text:span><text:span text:style-name="T12">, amb un </text:span><text:span text:style-name="Strong_20_Emphasis"><text:span text:style-name="T12">22% del total de transaccions realitzades</text:span></text:span><text:span text:style-name="T12">, i lidera també en nombre d’usuaris i volum de vendes.</text:span></text:p>
        </text:list-item>
        <text:list-item>
          <text:p text:style-name="P13"><text:span text:style-name="T12">Hi ha </text:span><text:span text:style-name="Strong_20_Emphasis"><text:span text:style-name="T12">una concentració excessiva d’activitat en una sola empresa alemanya</text:span></text:span><text:span text:style-name="T12">, fet que pot implicar un risc de dependència.</text:span></text:p>
        </text:list-item>
        <text:list-item>
          <text:p text:style-name="P13"><text:span text:style-name="Strong_20_Emphasis"><text:span text:style-name="T12">El nombre de transaccions rebutjades supera l’objectiu</text:span></text:span><text:span text:style-name="T12">, per tant s’hauria de revisar el procés per detectar i corregir errors recurrents.</text:span></text:p>
        </text:list-item>
        <text:list-item>
          <text:p text:style-name="P13"><text:span text:style-name="T12">El mes de </text:span><text:span text:style-name="Strong_20_Emphasis"><text:span text:style-name="T12">juliol presenta una davallada destacada. </text:span></text:span><text:span text:style-name="Strong_20_Emphasis"><text:span text:style-name="T4">Investigar quina és la </text:span></text:span><text:span text:style-name="Strong_20_Emphasis"><text:span text:style-name="T5">possible </text:span></text:span><text:span text:style-name="Strong_20_Emphasis"><text:span text:style-name="T4">causa</text:span></text:span><text:span text:style-name="T12">.</text:span></text:p>
        </text:list-item>
        <text:list-item>
          <text:p text:style-name="P13"><text:span text:style-name="T12">Les dades de l’any 2022 són </text:span><text:span text:style-name="Strong_20_Emphasis"><text:span text:style-name="T12">parcials</text:span></text:span><text:span text:style-name="T12">, i cal tenir precaució a l’hora d’extreure conclusions a partir d’elles.</text:span></text:p>
        </text:list-item>
      </text:list>
      <text:p text:style-name="Horizontal_20_Line"><text:span text:style-name="Strong_20_Emphasis"><text:span text:style-name="T23"/></text:span></text:p>
      <text:h text:style-name="P2" text:outline-level="3"><text:span text:style-name="Strong_20_Emphasis"><text:span text:style-name="T6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8T12:45:07.903000000</meta:creation-date>
    <dc:date>2025-07-09T09:56:43.489000000</dc:date>
    <meta:editing-duration>PT18M38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3" meta:word-count="587" meta:character-count="3634" meta:non-whitespace-character-count="3093"/>
  </office:meta>
</office:document-meta>
</file>